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9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86pt" svg:height="255.37pt" svg:x="262.63pt" svg:y="42.24pt">
            <draw:object draw:notify-on-update-of-ranges="Sheet1.A1:Sheet1.A1 Sheet1.A2:Sheet1.A9 Sheet1.B1:Sheet1.B1 Sheet1.B2:Sheet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xes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<text:s text:c="4"/>- <text:s/>CIS <text:s/>Gender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 text:c="4"/>- <text:s/>Heterosexual vs. Oth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 text:c="4"/>- <text:s/>Ma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s text:c="4"/>- <text:s/>Whi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4"/>- <text:s/>Educational backgrou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 text:c="4"/>- <text:s/>Wealth/Inco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8"/>+ <text:s/>What options do you have?</text:p>
          </table:table-cell>
          <table:table-cell/>
        </table:table-row>
        <table:table-row table:style-name="ro1">
          <table:table-cell office:value-type="string" calcext:value-type="string">
            <text:p><text:s text:c="8"/>+ <text:s/>What options are you AWARE of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7:09:38.639187000</meta:creation-date>
    <dc:date>2015-06-10T17:13:37.668537000</dc:date>
    <meta:editing-duration>PT3M59S</meta:editing-duration>
    <meta:editing-cycles>2</meta:editing-cycles>
    <meta:generator>LibreOffice/4.4.2.2$MacOSX_X86_64 LibreOffice_project/c4c7d32d0d49397cad38d62472b0bc8acff48dd6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filled-radar" chart:style-name="ch1">
        <chart:legend chart:legend-position="end" svg:x="14.205cm" svg:y="4.215cm" style:legend-expansion="high" chart:style-name="ch2"/>
        <chart:plot-area chart:style-name="ch3" table:cell-range-address="Sheet1.A1:Sheet1.B9" chart:data-source-has-labels="both" svg:x="0.32cm" svg:y="0.18cm" svg:width="13.565cm" svg:height="8.65cm">
          <chartooo:coordinate-region svg:x="4.352cm" svg:y="2.245cm" svg:width="4.521cm" svg:height="4.521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filled-rad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   -  CIS  Gendered</text:p>
                <draw:g>
                  <svg:desc>Sheet1.A2:Sheet1.A9</svg:desc>
                </draw:g>
              </table:table-cell>
              <table:table-cell office:value-type="float" office:value="8">
                <text:p>8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    -  Heterosexual vs. Oth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    -  Mal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    -  Whit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   -  Educational backgroun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   -  Wealth/Incom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       +  What options do you have?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       +  What options are you AWARE of?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MacOSX_X86_64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